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.2425in" style:auto-text-indent="false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  <style:text-properties fo:font-size="20pt" fo:font-weight="bold" style:font-name-asian="WenQuanYi Zen Hei" style:font-size-asian="20pt" style:font-weight-asian="bold" style:font-size-complex="20pt" style:font-weight-complex="bold"/>
    </style:style>
    <style:style style:name="P6" style:family="paragraph" style:parent-style-name="Heading_20_1">
      <style:text-properties fo:font-weight="normal" style:font-name-asian="WenQuanYi Zen Hei" style:font-weight-asian="normal" style:font-weight-complex="normal"/>
    </style:style>
    <style:style style:name="P7" style:family="paragraph" style:parent-style-name="Heading_20_1">
      <style:paragraph-properties fo:margin-top="0.1665in" fo:margin-bottom="0.0835in" fo:keep-with-next="always"/>
      <style:text-properties style:font-name="Arial" fo:font-weight="normal" style:font-name-asian="WenQuanYi Zen Hei" style:font-weight-asian="normal" style:font-name-complex="Tahoma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随机单词生成器</text:p>
      <text:p text:style-name="Standard"/>
      <text:h text:style-name="P6" text:outline-level="1">一、题目描述</text:h>
      <text:p text:style-name="Standard">《统计自然语言处理基础》习题1.4 </text:p>
      <text:p text:style-name="P3">使用1.4.3节中描述的随机字母生成器，构造一个类似表1.3的表（这个构造器产生从a到z的字母和空格，所有字符具有相同的生成概率1/27）</text:p>
      <text:h text:style-name="P7" text:outline-level="1">二、程序代码</text:h>
      <text:p text:style-name="Standard">见 ./src/random_word_generator.cpp</text:p>
      <text:h text:style-name="P7" text:outline-level="1">三、结果分析</text:h>
      <text:p text:style-name="Standard">在1000万的词量上（我机器的极限），分布图像依然很陡峭，随机生成的单词中，％99长度小于3，导致rank-频率图像几乎呈直线下降.rank 700以后基本与x轴平行。 </text:p>
      <text:p text:style-name="Standard">原因是：根据概率计算，长度为n的词产生的概率为(26/27)^n/27，即产生n个非空格字符后产生一个空格的概率。所以有如下结论： </text:p>
      <text:list xml:id="list1180338644" text:style-name="L1">
        <text:list-item>
          <text:p text:style-name="P4">长度n+1的词的数量应该比长度为n的词的数量（或者说种类）多26倍； </text:p>
        </text:list-item>
        <text:list-item>
          <text:p text:style-name="P4">长度为n的词要比长度为n+1的词更加频繁的出现，并且他们出现的概率是的比值是一个常量。 </text:p>
        </text:list-item>
      </text:list>
      <text:p text:style-name="Standard">从程序的输出result.txt可以验证。 </text:p>
      <text:h text:style-name="P7" text:outline-level="1">四、程序运行方法 </text:h>
      <text:p text:style-name="Standard"><text:span text:style-name="T1">windows：</text:span> </text:p>
      <text:p text:style-name="Standard">cmd下，输入/bin/word.exe num1 num2 </text:p>
      <text:p text:style-name="P1">Linux :</text:p>
      <text:p text:style-name="Standard">./bin/word num1 num2 </text:p>
      <text:p text:style-name="Standard">num1、num2为可选参数，分别代表生成单词的数量和最大单词长度，默认为100000和300 。程序运行结束后，会将结果报存在当前目录下的result.txt中</text:p>
      <text:p text:style-name="Standard"/>
      <text:p text:style-name="Standard">result.txt为参数10000000 300情况下的输出 </text:p>
      <text:p text:style-name="Standard"/>
      <text:p text:style-name="Standard"/>
      <text:p text:style-name="P2">Joker Lee 李劼 </text:p>
      <text:p text:style-name="P2">Oct, 2009 </text:p>
      <text:p text:style-name="P2">jokerleee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WenQuanYi Zen Hei" svg:font-family="'WenQuanYi Zen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ker Lee</meta:initial-creator>
    <meta:creation-date>2009-12-07T17:10:33</meta:creation-date>
    <dc:date>2009-12-07T17:18:53</dc:date>
    <dc:creator>Joker Lee</dc:creator>
    <meta:editing-duration>PT00H07M47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22" meta:word-count="258" meta:character-count="631"/>
  </office:meta>
</office:document-meta>
</file>